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bleHFPenaltyPosition.generatesArea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HFPenaltyPosition.TableHFPenaltyPosition( LayoutManager l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HFPenaltyPosit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